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0.5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" style:family="paragraph">
      <style:paragraph-properties fo:line-height="100.00%" fo:text-align="left" fo:margin-left="-18.00pt" fo:text-indent="18.00p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4.15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15.00%" fo:text-align="lef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8.00pt" fo:text-indent="18.00pt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/>
    </style:style>
  </office:automatic-styles>
  <office:body>
    <office:text>
      <text:list text:style-name="L1">
        <text:list-item>
          <text:p text:style-name="P1"><text:span text:style-name="T1">insert many en usuarios:</text:span></text:p>
        </text:list-item>
      </text:list>
      <text:p text:style-name="P2"><text:span text:style-name="T2"><text:tab/></text:span><text:span text:style-name="T3">db.Usuarios.insertMany([{</text:span></text:p>
      <text:p text:style-name="P2"><text:span text:style-name="T3"><text:tab/><text:s text:c="2"/>"_id": 3,</text:span></text:p>
      <text:p text:style-name="P2"><text:span text:style-name="T3"><text:tab/><text:s text:c="2"/>"nombre": "pepo",</text:span></text:p>
      <text:p text:style-name="P2"><text:span text:style-name="T3"><text:tab/><text:s text:c="2"/>"apellido": "basededatos",</text:span></text:p>
      <text:p text:style-name="P2"><text:span text:style-name="T3"><text:tab/><text:s text:c="2"/>"mail": "pepoflores@gmail.com",</text:span></text:p>
      <text:p text:style-name="P2"><text:span text:style-name="T3"><text:tab/><text:s text:c="2"/>"id_hotel": 2</text:span></text:p>
      <text:p text:style-name="P2"><text:span text:style-name="T3"><text:tab/>}, {</text:span></text:p>
      <text:p text:style-name="P2"><text:span text:style-name="T3"><text:tab/><text:s text:c="2"/>"_id": 4,</text:span></text:p>
      <text:p text:style-name="P2"><text:span text:style-name="T3"><text:tab/><text:s text:c="2"/>"nombre": "pepitos",</text:span></text:p>
      <text:p text:style-name="P2"><text:span text:style-name="T3"><text:tab/><text:s text:c="2"/>"apellido": "sillys",</text:span></text:p>
      <text:p text:style-name="P2"><text:span text:style-name="T3"><text:tab/><text:s text:c="2"/>"mail": "pepitossillys@gmail.com",</text:span></text:p>
      <text:p text:style-name="P2"><text:span text:style-name="T3"><text:tab/><text:s text:c="2"/>"id_hotel": 3</text:span></text:p>
      <text:p text:style-name="P2"><text:span text:style-name="T3"><text:tab/>}])</text:span></text:p>
      <text:p text:style-name="P2"><text:span text:style-name="T4"/></text:p>
      <text:p text:style-name="P2"><text:span text:style-name="T5"><text:tab/></text:span><text:span text:style-name="T6">respuesta:</text:span></text:p>
      <text:p text:style-name="P2"><text:span text:style-name="T7"><text:tab/>{ acknowledged: true, insertedIds: { '0': 3, '1': 4 } }</text:span></text:p>
      <text:p text:style-name="P2"><text:span text:style-name="T8"><text:tab/></text:span></text:p>
      <text:p text:style-name="P2"><text:span text:style-name="T8"><text:tab/></text:span></text:p>
      <text:list text:style-name="L3">
        <text:list-item>
          <text:p text:style-name="P3"><text:span text:style-name="T9">insert one en numeros_utiles:</text:span></text:p>
        </text:list-item>
      </text:list>
      <text:p text:style-name="P4"><text:span text:style-name="T10"><text:tab/>db.Numeros_Utiles.insertOne({</text:span></text:p>
      <text:p text:style-name="P4"><text:span text:style-name="T10"><text:tab/> "_id": 3,</text:span></text:p>
      <text:p text:style-name="P4"><text:span text:style-name="T10"><text:tab/> "nombre_serv": "Violencia de género",</text:span></text:p>
      <text:p text:style-name="P4"><text:span text:style-name="T10"><text:tab/> "telefono": 231312</text:span></text:p>
      <text:p text:style-name="P4"><text:span text:style-name="T10"><text:tab/>})</text:span></text:p>
      <text:p text:style-name="P4"><text:span text:style-name="T11"/></text:p>
      <text:p text:style-name="P4"><text:span text:style-name="T12"><text:tab/>respuesta:</text:span></text:p>
      <text:p text:style-name="P4"><text:span text:style-name="T13"><text:tab/>{ acknowledged: true, insertedId: 3 }</text:span></text:p>
      <text:p text:style-name="P4"><text:span text:style-name="T14"><text:tab/></text:span></text:p>
      <text:p text:style-name="P4"><text:span text:style-name="T15"/></text:p>
      <text:list text:style-name="L5">
        <text:list-item>
          <text:p text:style-name="P5"><text:span text:style-name="T16">tabla de hotel:</text:span></text:p>
        </text:list-item>
      </text:list>
      <text:p text:style-name="P6"><text:span text:style-name="T17"><text:tab/></text:span><text:span text:style-name="T18">{</text:span></text:p>
      <text:p text:style-name="P6"><text:span text:style-name="T18"><text:s text:c="2"/>"_id": 1,</text:span></text:p>
      <text:p text:style-name="P6"><text:span text:style-name="T18"><text:s text:c="2"/>"nombre": "Hilton",</text:span></text:p>
      <text:p text:style-name="P6"><text:span text:style-name="T18"><text:s text:c="2"/>"Numeros_Utiles": [</text:span></text:p>
      <text:p text:style-name="P6"><text:span text:style-name="T18"><text:s text:c="4"/>{</text:span></text:p>
      <text:p text:style-name="P6"><text:span text:style-name="T18"><text:s text:c="6"/>"_id": 1,</text:span></text:p>
      <text:p text:style-name="P6"><text:span text:style-name="T18"><text:s text:c="6"/>"nombre_serv": "Policía",</text:span></text:p>
      <text:p text:style-name="P6"><text:span text:style-name="T18"><text:s text:c="6"/>"telefono": 231309</text:span></text:p>
      <text:p text:style-name="P6"><text:span text:style-name="T18"><text:s text:c="4"/>},</text:span></text:p>
      <text:p text:style-name="P6"><text:span text:style-name="T18"><text:s text:c="4"/>{</text:span></text:p>
      <text:p text:style-name="P6"><text:span text:style-name="T18"><text:s text:c="6"/>"_id": 2,</text:span></text:p>
      <text:p text:style-name="P6"><text:span text:style-name="T18"><text:s text:c="6"/>"nombre_serv": "Bomberos",</text:span></text:p>
      <text:p text:style-name="P6"><text:span text:style-name="T18"><text:s text:c="6"/>"telefono": 231341</text:span></text:p>
      <text:p text:style-name="P6"><text:span text:style-name="T18"><text:s text:c="4"/>}</text:span></text:p>
      <text:p text:style-name="P6"><text:span text:style-name="T18"><text:s text:c="2"/>],</text:span></text:p>
      <text:p text:style-name="P6"><text:span text:style-name="T18"><text:s text:c="2"/>"Información": {</text:span></text:p>
      <text:p text:style-name="P6"><text:span text:style-name="T18"><text:s text:c="4"/>"_id": 3695</text:span></text:p>
      <text:p text:style-name="P6"><text:span text:style-name="T18"><text:s text:c="2"/>},</text:span></text:p>
      <text:p text:style-name="P6"><text:span text:style-name="T18"><text:s text:c="2"/>"Promociones": [</text:span></text:p>
      <text:p text:style-name="P6"><text:span text:style-name="T18"><text:s text:c="4"/>{</text:span></text:p>
      <text:p text:style-name="P6"><text:span text:style-name="T18"><text:s text:c="6"/>"_id": 1</text:span></text:p>
      <text:p text:style-name="P6"><text:span text:style-name="T18"><text:s text:c="4"/>},</text:span></text:p>
      <text:p text:style-name="P6"><text:span text:style-name="T18"><text:s text:c="4"/>{</text:span></text:p>
      <text:p text:style-name="P6"><text:span text:style-name="T18"><text:s text:c="6"/>"_id": 2</text:span></text:p>
      <text:p text:style-name="P6"><text:span text:style-name="T18"><text:s text:c="4"/>}</text:span></text:p>
      <text:p text:style-name="P6"><text:span text:style-name="T18"><text:s text:c="2"/>]</text:span></text:p>
      <text:p text:style-name="P6"><text:span text:style-name="T18">}</text:span></text:p>
      <text:p text:style-name="P6"><text:span text:style-name="T19"/></text:p>
      <text:list text:style-name="L7">
        <text:list-item>
          <text:p text:style-name="P7"><text:span text:style-name="T20">Ejercicio 3: </text:span></text:p>
        </text:list-item>
      </text:list>
      <text:p text:style-name="P8"><text:span text:style-name="T21"><text:tab/>db.Hoteles.find({},{nombre: 1})</text:span></text:p>
      <text:p text:style-name="P8"><text:span text:style-name="T22"/></text:p>
      <text:p text:style-name="P8"><text:span text:style-name="T23"><text:tab/>respuesta:</text:span></text:p>
      <text:p text:style-name="P8"><text:span text:style-name="T24"><text:tab/>{ _id: 1, nombre: 'Hilton' }</text:span></text:p>
      <text:p text:style-name="P8"><text:span text:style-name="T24"><text:tab/>{ _id: 2, nombre: 'Sheraton' }</text:span></text:p>
      <text:p text:style-name="P8"><text:span text:style-name="T24"><text:tab/>{ _id: 3, nombre: 'Forlan' }</text:span></text:p>
      <text:p text:style-name="P8"><text:span text:style-name="T24"><text:tab/>{ _id: 4, nombre: 'Los Pinos' }</text:span></text:p>
      <text:p text:style-name="P8"><text:span text:style-name="T25"/></text:p>
      <text:list text:style-name="L9">
        <text:list-item>
          <text:p text:style-name="P9"><text:span text:style-name="T26">Ejercicio 4 (dos querys):</text:span></text:p>
        </text:list-item>
      </text:list>
      <text:p text:style-name="P10"><text:span text:style-name="T27"/></text:p>
      <text:p text:style-name="P10"><text:span text:style-name="T28">db.Informacion.find({"Comodidades": {$all: [{ $elemMatch: { nombre:"spa" } },{ $elemMatch: { nombre: "pileta" } }</text:span></text:p>
      <text:p text:style-name="P10"><text:span text:style-name="T28"><text:s text:c="4"/>]</text:span></text:p>
      <text:p text:style-name="P10"><text:span text:style-name="T28"><text:s text:c="2"/>},</text:span></text:p>
      <text:p text:style-name="P10"><text:span text:style-name="T28"><text:s text:c="2"/>"servicios.pet_friendly": true</text:span></text:p>
      <text:p text:style-name="P11"><text:span text:style-name="T28">}, { _id: 1 })</text:span></text:p>
      <text:p text:style-name="P12"><text:span text:style-name="T29"/></text:p>
      <text:list text:style-name="L13">
        <text:list-item>
          <text:p text:style-name="P13"><text:span text:style-name="T30">Ejercicio 5</text:span></text:p>
        </text:list-item>
      </text:list>
      <text:p text:style-name="P14"><text:span text:style-name="T31"/></text:p>
      <text:p text:style-name="P14"><text:span text:style-name="T32">db["hoteles"].aggregate([{$addFields: { "hoteles.ultima_actualizacion": new Date() } }])</text:span></text:p>
      <text:p text:style-name="P14"><text:span text:style-name="T33"/></text:p>
      <text:list text:style-name="L15">
        <text:list-item>
          <text:p text:style-name="P15"><text:span text:style-name="T34">Ejercicio 6</text:span></text:p>
        </text:list-item>
      </text:list>
      <text:p text:style-name="P16"><text:span text:style-name="T35"/></text:p>
      <text:p text:style-name="P16"><text:span text:style-name="T36">db.Promociones.find({porcentaje:10},{_id:1})</text:span></text:p>
      <text:p text:style-name="P16"><text:span text:style-name="T36">db.Hoteles.find({"Promociones._id":1},{nombre:1})</text:span></text:p>
      <text:p text:style-name="P16"><text:span text:style-name="T37"/></text:p>
      <text:list text:style-name="L17">
        <text:list-item>
          <text:p text:style-name="P17"><text:span text:style-name="T38">Ejercicio 7</text:span></text:p>
        </text:list-item>
      </text:list>
      <text:p text:style-name="P18"><text:span text:style-name="T39"/></text:p>
      <text:p text:style-name="P18"><text:span text:style-name="T40">db["promociones"].find({"nombre": "descuento jubilados"}, {"_id": 1})</text:span></text:p>
      <text:p text:style-name="P18"><text:span text:style-name="T41"/></text:p>
      <text:p text:style-name="P18"><text:span text:style-name="T42">db["hoteles"].find({"Promociones._id":1}, {"nombre": 1})</text:span></text:p>
      <text:p text:style-name="P18"><text:span text:style-name="T43"/></text:p>
      <text:list text:style-name="L19">
        <text:list-item>
          <text:p text:style-name="P19"><text:span text:style-name="T44">Ejercicio 8</text:span></text:p>
        </text:list-item>
      </text:list>
      <text:p text:style-name="P20"><text:span text:style-name="T45"><text:tab/></text:span></text:p>
      <text:p text:style-name="P20"><text:span text:style-name="T46">db.Hoteles.updateMany({"Numeros_Utiles.nombre_serv":"Policía"},{$set:{"Numeros_Utiles.$.telefono":0800911}})</text:span></text:p>
      <text:p text:style-name="P20"><text:span text:style-name="T47"/></text:p>
      <text:p text:style-name="P20"><text:span text:style-name="T47"/></text:p>
      <text:p text:style-name="P20"><text:span text:style-name="T47"/></text:p>
      <text:list text:style-name="L21">
        <text:list-item>
          <text:p text:style-name="P21"><text:span text:style-name="T48">Ejercicio 9</text:span></text:p>
        </text:list-item>
      </text:list>
      <text:p text:style-name="P22"><text:span text:style-name="T49"/></text:p>
      <text:p text:style-name="P22"><text:span text:style-name="T50">db["hoteles"].find({"puntos_interes.nombre": "museo MALBA"}, {"_id": 1, "nombre": 1, "Información._id": 1})</text:span></text:p>
      <text:p text:style-name="P22"><text:span text:style-name="T51"/></text:p>
      <text:p text:style-name="P22"><text:span text:style-name="T52">db["informacion"].find({"_id": 3695}, {"direccion": 1, "telefono": 1})</text:span></text:p>
      <text:p text:style-name="P22"><text:span text:style-name="T53"/></text:p>
      <text:p text:style-name="P22"><text:span text:style-name="T54">Ejercicio 10 </text:span></text:p>
      <text:p text:style-name="P22"><text:span text:style-name="T55"/></text:p>
      <text:p text:style-name="P22"><text:span text:style-name="T56">db.Promociones.insertOne({_id:5,nombre:"descuento menores de 5 años",porcentaje:15,fecha_inicio:"2025-09-10",fecha_fin:"2025-10-10"})</text:span></text:p>
      <text:p text:style-name="P22"><text:span text:style-name="T57"/></text:p>
      <text:p text:style-name="P22"><text:span text:style-name="T58">db.Hoteles.updateOne({ _id: 5 },<text:s text:c="2"/>{ $push: { promociones: {_id: 5, nombre: "descuento menores de 5 años",<text:s text:c="2"/>porcentaje: 15, fecha_inicio: "2025-09-10", fecha_fin: "2025-10-10"}}})</text:span></text:p>
      <text:p text:style-name="P22"><text:span text:style-name="T59"/></text:p>
      <text:list text:style-name="L23">
        <text:list-item>
          <text:p text:style-name="P23"><text:span text:style-name="T60">Ejercicio 11</text:span></text:p>
        </text:list-item>
      </text:list>
      <text:p text:style-name="P24"><text:span text:style-name="T61"/></text:p>
      <text:p text:style-name="P24"><text:span text:style-name="T62">db["promociones"].find({}, {"_id": 1, "nombre": 1}).sort({"porcentaje":-1}).limit(1)</text:span></text:p>
      <text:p text:style-name="P24"><text:span text:style-name="T63"/></text:p>
      <text:p text:style-name="P24"><text:span text:style-name="T64">db["hoteles"].find({"Promociones._id": 2}, {"Información._id": 1})</text:span></text:p>
      <text:p text:style-name="P25"><text:span text:style-name="T65"/></text:p>
      <text:p text:style-name="P26"><text:span text:style-name="T66">db["informacion"].find({"_id": 3695}, {"servicios": 1, "Comodidades": 1})</text:span></text:p>
      <text:p text:style-name="P26"><text:span text:style-name="T67"/></text:p>
      <text:p text:style-name="P26"><text:span text:style-name="T68">db["informacion"].find({"_id": 3698}, {"servicios": 1, "Comodidades": 1})</text:span></text:p>
      <text:p text:style-name="P26"><text:span text:style-name="T69"/></text:p>
      <text:list text:style-name="L27">
        <text:list-item>
          <text:p text:style-name="P27"><text:span text:style-name="T70">Ejercicio 12</text:span></text:p>
        </text:list-item>
      </text:list>
      <text:p text:style-name="P28"><text:span text:style-name="T71"/></text:p>
      <text:p text:style-name="P28"><text:span text:style-name="T71">db.Hoteles.find({ $or: [{ "Promociones._id": 1 },{ "Promociones._id": 2 }]})</text:span></text:p>
      <text:p text:style-name="P28"><text:span text:style-name="T71"/></text:p>
      <text:list text:style-name="L29">
        <text:list-item>
          <text:p text:style-name="P29"><text:span text:style-name="T72">Ejercicio 13</text:span></text:p>
        </text:list-item>
      </text:list>
      <text:p text:style-name="P30"><text:span text:style-name="T73">db["promociones"].find({}, {"_id": 1, "nombre": 1}).sort({"porcentaje":-1}).limit(1)</text:span></text:p>
      <text:p text:style-name="P30"><text:span text:style-name="T74"/></text:p>
      <text:p text:style-name="P30"><text:span text:style-name="T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